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E4000000EE5161E96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10 Pitch" style:text-underline-style="solid" style:text-underline-width="auto" style:text-underline-color="font-colo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PAmail</text:p>
      <text:p text:style-name="P1">Human Readable (<text:span text:style-name="T1">HURA</text:span>)</text:p>
      <text:p text:style-name="P3">Test</text:p>
      <text:p text:style-name="P1"><draw:frame draw:style-name="fr1" draw:name="images1" text:anchor-type="paragraph" svg:x="0.004cm" svg:y="0.002cm" svg:width="5.999cm" style:rel-width="100%" svg:height="1.928cm" style:rel-height="scale" draw:z-index="0"><draw:image xlink:href="Pictures/10000000000002E4000000EE5161E961.png" xlink:type="simple" xlink:show="embed" xlink:actuate="onLoad"/></draw:frame>éèêëàâäîïôûüùç</text:p>
      <text:p text:style-name="P1">€$%§|#&amp;&l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9.999cm" fo:page-height="9.9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fred Sherlock OLM</meta:initial-creator>
    <meta:creation-date>2012-10-10T11:03:58</meta:creation-date>
    <meta:editing-duration>PT40S</meta:editing-duration>
    <meta:editing-cycles>2</meta:editing-cycles>
    <meta:generator>LibreOffice/3.4$Linux LibreOffice_project/340m1$Build-502</meta:generator>
    <meta:document-statistic meta:table-count="0" meta:image-count="1" meta:object-count="0" meta:page-count="1" meta:paragraph-count="5" meta:word-count="7" meta:character-count="56" meta:non-whitespace-character-count="54"/>
    <dc:date>2012-10-10T11:04:00</dc:date>
    <dc:creator>Manfred Sherlock OLM</dc:creator>
  </office:meta>
</office:document-meta>
</file>